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6000000FA9C3F27F97A3CB667.png" manifest:media-type="image/png"/>
  <manifest:file-entry manifest:full-path="Pictures/10000201000000370000004043863E6FA720894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4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5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6" style:family="paragraph" style:parent-style-name="Footer">
      <style:text-properties fo:font-size="2pt" style:font-size-asian="1.75pt" style:font-size-complex="2pt"/>
    </style:style>
    <style:style style:name="P7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8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9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a61b8" style:font-size-asian="13.1000003814697pt" style:font-size-complex="15pt"/>
    </style:style>
    <style:style style:name="P10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11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12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13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14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15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321ce7" officeooo:paragraph-rsid="00321ce7" style:font-size-asian="40pt" style:font-style-asian="italic" style:font-weight-asian="bold" style:font-size-complex="40pt" style:font-style-complex="italic" style:font-weight-complex="bold"/>
    </style:style>
    <style:style style:name="P16" style:family="paragraph" style:parent-style-name="Standard">
      <style:paragraph-properties fo:line-height="115%"/>
      <style:text-properties fo:color="#2c3756" style:font-name="FreeSans" fo:font-size="16pt" fo:letter-spacing="0.035cm" fo:font-style="italic" fo:text-shadow="none" style:text-underline-style="none" fo:font-weight="bold" officeooo:rsid="002ea5fe" officeooo:paragraph-rsid="002a61b8" style:font-size-asian="16pt" style:font-style-asian="italic" style:font-weight-asian="bold" style:font-size-complex="16pt" style:font-style-complex="italic" style:font-weight-complex="bold"/>
    </style:style>
    <style:style style:name="P17" style:family="paragraph" style:parent-style-name="Standard">
      <style:paragraph-properties fo:line-height="115%"/>
      <style:text-properties fo:color="#2c3756" style:font-name="FreeSans" fo:font-size="16pt" fo:letter-spacing="0.035cm" fo:font-style="italic" fo:text-shadow="none" style:text-underline-style="none" fo:font-weight="bold" officeooo:rsid="002ea5fe" officeooo:paragraph-rsid="0038b5b3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Standard">
      <style:paragraph-properties fo:line-height="115%"/>
      <style:text-properties fo:color="#2c3756" style:font-name="FreeSans" fo:font-size="16pt" fo:letter-spacing="0.035cm" fo:font-style="italic" fo:text-shadow="none" style:text-underline-style="none" fo:font-weight="bold" officeooo:rsid="002ea5fe" officeooo:paragraph-rsid="0039e308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Standard">
      <style:paragraph-properties fo:line-height="115%"/>
      <style:text-properties style:font-name="FreeSans" fo:font-size="15pt" fo:letter-spacing="0.035cm" officeooo:rsid="00321ce7" officeooo:paragraph-rsid="00321ce7" style:font-size-asian="13.1000003814697pt" style:font-size-complex="15pt"/>
    </style:style>
    <style:style style:name="P20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a61b8" style:font-size-asian="14pt" style:font-size-complex="14pt"/>
    </style:style>
    <style:style style:name="P21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73124" style:font-size-asian="14pt" style:font-size-complex="14pt"/>
    </style:style>
    <style:style style:name="P22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7ee82" style:font-size-asian="14pt" style:font-size-complex="14pt"/>
    </style:style>
    <style:style style:name="P23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8b5b3" style:font-size-asian="14pt" style:font-size-complex="14pt"/>
    </style:style>
    <style:style style:name="P24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9e308" style:font-size-asian="14pt" style:font-size-complex="14pt"/>
    </style:style>
    <style:style style:name="P25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b622b" style:font-size-asian="14pt" style:font-size-complex="14pt"/>
    </style:style>
    <style:style style:name="P26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cb5d4" style:font-size-asian="14pt" style:font-size-complex="14pt"/>
    </style:style>
    <style:style style:name="P27" style:family="paragraph" style:parent-style-name="Standard">
      <style:paragraph-properties fo:line-height="115%"/>
      <style:text-properties style:font-name="FreeSans" fo:font-size="14pt" fo:letter-spacing="0.035cm" officeooo:rsid="003f805b" officeooo:paragraph-rsid="003f805b" style:font-size-asian="14pt" style:font-size-complex="14pt"/>
    </style:style>
    <style:style style:name="P28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73124" officeooo:paragraph-rsid="00373124" style:font-size-asian="13.1000003814697pt" style:font-weight-asian="bold" style:font-size-complex="15pt" style:font-weight-complex="bold"/>
    </style:style>
    <style:style style:name="P2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7ee82" officeooo:paragraph-rsid="0038b5b3" style:font-size-asian="13.1000003814697pt" style:font-weight-asian="bold" style:font-size-complex="15pt" style:font-weight-complex="bold"/>
    </style:style>
    <style:style style:name="P3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b5b3" officeooo:paragraph-rsid="0038b5b3" style:font-size-asian="13.1000003814697pt" style:font-weight-asian="bold" style:font-size-complex="15pt" style:font-weight-complex="bold"/>
    </style:style>
    <style:style style:name="P31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2a61b8" officeooo:paragraph-rsid="0038b5b3" style:font-size-asian="14pt" style:font-weight-asian="bold" style:font-size-complex="14pt" style:font-weight-complex="bold"/>
    </style:style>
    <style:style style:name="P32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8b5b3" officeooo:paragraph-rsid="0038b5b3" style:font-size-asian="14pt" style:font-weight-asian="bold" style:font-size-complex="14pt" style:font-weight-complex="bold"/>
    </style:style>
    <style:style style:name="P33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8b5b3" officeooo:paragraph-rsid="0039e308" style:font-size-asian="14pt" style:font-weight-asian="bold" style:font-size-complex="14pt" style:font-weight-complex="bold"/>
    </style:style>
    <style:style style:name="P34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8b5b3" officeooo:paragraph-rsid="003b622b" style:font-size-asian="14pt" style:font-weight-asian="bold" style:font-size-complex="14pt" style:font-weight-complex="bold"/>
    </style:style>
    <style:style style:name="P35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8b5b3" officeooo:paragraph-rsid="003cb5d4" style:font-size-asian="14pt" style:font-weight-asian="bold" style:font-size-complex="14pt" style:font-weight-complex="bold"/>
    </style:style>
    <style:style style:name="P36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9e308" officeooo:paragraph-rsid="0039e308" style:font-size-asian="14pt" style:font-weight-asian="bold" style:font-size-complex="14pt" style:font-weight-complex="bold"/>
    </style:style>
    <style:style style:name="P37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b622b" officeooo:paragraph-rsid="003b622b" style:font-size-asian="14pt" style:font-weight-asian="bold" style:font-size-complex="14pt" style:font-weight-complex="bold"/>
    </style:style>
    <style:style style:name="P38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b622b" officeooo:paragraph-rsid="003cb5d4" style:font-size-asian="14pt" style:font-weight-asian="bold" style:font-size-complex="14pt" style:font-weight-complex="bold"/>
    </style:style>
    <style:style style:name="P39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cb5d4" officeooo:paragraph-rsid="003cb5d4" style:font-size-asian="14pt" style:font-weight-asian="bold" style:font-size-complex="14pt" style:font-weight-complex="bold"/>
    </style:style>
    <style:style style:name="P40" style:family="paragraph" style:parent-style-name="Standard">
      <style:paragraph-properties fo:line-height="150%"/>
      <style:text-properties fo:color="#8eb015" style:font-name="FreeSans" fo:font-size="13pt" fo:letter-spacing="0.035cm" fo:font-weight="bold" officeooo:rsid="0039e308" officeooo:paragraph-rsid="0039e308" style:font-size-asian="13pt" style:font-weight-asian="bold" style:font-size-complex="13pt" style:font-weight-complex="bold"/>
    </style:style>
    <style:style style:name="P41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73124" officeooo:paragraph-rsid="00373124" style:font-size-asian="25pt" style:font-style-asian="italic" style:font-size-complex="25pt" style:font-style-complex="italic"/>
    </style:style>
    <style:style style:name="P4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34a77f" style:font-weight-asian="bold" style:font-weight-complex="bold"/>
    </style:style>
    <style:style style:name="P43" style:family="paragraph">
      <loext:graphic-properties draw:fill-color="#2c3756"/>
    </style:style>
    <style:style style:name="P44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5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304b5f"/>
    </style:style>
    <style:style style:name="T2" style:family="text">
      <style:text-properties fo:font-weight="bold" officeooo:rsid="0063b697" style:font-weight-asian="bold" style:font-weight-complex="bold"/>
    </style:style>
    <style:style style:name="T3" style:family="text">
      <style:text-properties officeooo:rsid="002a61b8"/>
    </style:style>
    <style:style style:name="T4" style:family="text">
      <style:text-properties officeooo:rsid="002c475a"/>
    </style:style>
    <style:style style:name="T5" style:family="text">
      <style:text-properties officeooo:rsid="002f1e74"/>
    </style:style>
    <style:style style:name="T6" style:family="text">
      <style:text-properties officeooo:rsid="00321ce7"/>
    </style:style>
    <style:style style:name="T7" style:family="text">
      <style:text-properties officeooo:rsid="0034a77f"/>
    </style:style>
    <style:style style:name="T8" style:family="text">
      <style:text-properties officeooo:rsid="00364bb8"/>
    </style:style>
    <style:style style:name="T9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43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7" draw:name="Shape2" draw:style-name="gr4" draw:text-style-name="P43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15">Modelo de datos</text:p>
      <text:p text:style-name="P11"><draw:frame draw:style-name="fr2" draw:name="Image1" text:anchor-type="as-char" svg:width="14.6cm" svg:height="6.6cm" draw:z-index="9"><draw:image xlink:href="Pictures/1000020100000226000000FA9C3F27F97A3CB667.png" xlink:type="simple" xlink:show="embed" xlink:actuate="onLoad" loext:mime-type="image/png"/></draw:frame></text:p>
      <text:p text:style-name="P12"><text:span text:style-name="T5">Proyecto </text:span><text:span text:style-name="T2">Colibrí</text:span></text:p>
      <text:p text:style-name="P7"/>
      <text:p text:style-name="P10">Asignatura</text:p>
      <text:p text:style-name="P7">Laboratorio de desarrollo de software</text:p>
      <text:p text:style-name="P7"/>
      <text:p text:style-name="P10">Autor</text:p>
      <text:p text:style-name="P19">Cinthia Lima y Ariel Machini</text:p>
      <text:p text:style-name="P7"/>
      <text:p text:style-name="P10">Fecha de redacción</text:p>
      <text:p text:style-name="P7"><text:span text:style-name="T6">26</text:span>/<text:span text:style-name="T6">09/2017</text:span></text:p>
      <text:p text:style-name="P13"><draw:custom-shape text:anchor-type="paragraph" draw:z-index="1" draw:name="Shape1" draw:style-name="gr2" draw:text-style-name="P44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46" svg:width="6.501cm" svg:height="18.5cm" svg:x="0.499cm" svg:y="0.75cm"><draw:text-box><text:p text:style-name="P45"><text:span text:style-name="T9">El modelo de datos es un <text:s/></text:span><text:span text:style-name="T9">conjunto de herramientas </text:span><text:span text:style-name="T9">conceptuales para </text:span><text:span text:style-name="T9">describir datos, sus </text:span><text:span text:style-name="T9">relaciones, su significado </text:span><text:span text:style-name="T9">y sus restricciones de </text:span><text:span text:style-name="T9">consistencia.</text:span></text:p><text:p text:style-name="P45"><text:span text:style-name="T9">Conlleva un proceso para </text:span><text:span text:style-name="T9">analizar los aspectos de </text:span><text:span text:style-name="T9">interés de una </text:span><text:span text:style-name="T9">organización y la relación </text:span><text:span text:style-name="T9">que tienen unos con </text:span><text:span text:style-name="T9">otros. Este proceso da </text:span><text:span text:style-name="T9">como resultado </text:span><text:span text:style-name="T9">documentación de los </text:span><text:span text:style-name="T9">recursos de datos del </text:span><text:span text:style-name="T9">negocio.</text:span></text:p></draw:text-box></draw:frame></text:p>
      <text:p text:style-name="P14">Índice</text:p>
      <text:p text:style-name="P8"/>
      <text:p text:style-name="P8">Aquí va el índice <text:span text:style-name="T3">(se debería insertar al final)</text:span>.</text:p>
      <text:p text:style-name="P41">Modelo de datos</text:p>
      <text:p text:style-name="P9"/>
      <text:p text:style-name="P28">Introducción</text:p>
      <text:p text:style-name="P27">A lo largo de este documento se desarrollaran </text:p>
      <text:p text:style-name="P20"/>
      <text:p text:style-name="P32">Propósito</text:p>
      <text:p text:style-name="P21">Acá va <text:span text:style-name="T4">más</text:span> contenido.</text:p>
      <text:p text:style-name="P21"/>
      <text:p text:style-name="P32">Alcance</text:p>
      <text:p text:style-name="P21">Acá va <text:span text:style-name="T4">más</text:span> contenido.</text:p>
      <text:p text:style-name="P16"/>
      <text:p text:style-name="P30">Referencias</text:p>
      <text:p text:style-name="P22">Acá va el contenido.</text:p>
      <text:p text:style-name="P29"/>
      <text:p text:style-name="P29">Diseño de datos</text:p>
      <text:p text:style-name="P23">Acá va el contenido.</text:p>
      <text:p text:style-name="P31"/>
      <text:p text:style-name="P32">Modelo de datos general</text:p>
      <text:p text:style-name="P23">Acá va <text:span text:style-name="T4">más</text:span> contenido.</text:p>
      <text:p text:style-name="P33"/>
      <text:p text:style-name="P33">Modelo entidad-relación</text:p>
      <text:p text:style-name="P24">Acá va <text:span text:style-name="T4">más</text:span> contenido.</text:p>
      <text:p text:style-name="P18"/>
      <text:p text:style-name="P40">Definición</text:p>
      <text:p text:style-name="P23">Acá va <text:span text:style-name="T4">más</text:span> contenido.</text:p>
      <text:p text:style-name="P17"/>
      <text:p text:style-name="P36"><text:soft-page-break/>Descripción de entidades y atributos</text:p>
      <text:p text:style-name="P24">Acá va <text:span text:style-name="T4">más</text:span> contenido.</text:p>
      <text:p text:style-name="P33"/>
      <text:p text:style-name="P36">Relaciones encontradas</text:p>
      <text:p text:style-name="P24">Acá va <text:span text:style-name="T4">más</text:span> contenido.</text:p>
      <text:p text:style-name="P18"/>
      <text:p text:style-name="P37">Diagrama E-R</text:p>
      <text:p text:style-name="P25">Acá va <text:span text:style-name="T4">más</text:span> contenido.</text:p>
      <text:p text:style-name="P34"/>
      <text:p text:style-name="P39">Comentarios sobre el Modelo relacional</text:p>
      <text:p text:style-name="P25">Acá va <text:span text:style-name="T4">más</text:span> contenido.</text:p>
      <text:p text:style-name="P38"/>
      <text:p text:style-name="P39">Normalización</text:p>
      <text:p text:style-name="P26">Acá va <text:span text:style-name="T4">más</text:span> contenido.</text:p>
      <text:p text:style-name="P35"/>
      <text:p text:style-name="P39">Justificación de la Forma normal adoptada</text:p>
      <text:p text:style-name="P26">Acá va <text:span text:style-name="T4">más</text:span> contenido.</text:p>
      <text:p text:style-name="P39"/>
      <text:p text:style-name="P39">Especificación de la distribución de datos</text:p>
      <text:p text:style-name="P26">Acá va <text:span text:style-name="T4">más</text:span> conteni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34a77f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64bb8"/>
    </style:style>
    <style:style style:name="MT2" style:family="text">
      <style:text-properties officeooo:rsid="0034a77f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ODELO DE DATOS — </text:span>PÁGINA <text:page-number text:select-page="current">3</text:page-number><text:s/>DE <text:page-count>5</text:page-count></text:p>
      </style:header>
      <style:header-first>
        <text:p text:style-name="MP2"><text:span text:style-name="MT2">MODELO DE DATOS — </text:span>PÁGINA <text:page-number text:select-page="current">1</text:page-number><text:s/>DE <text:page-count>5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6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8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09-26T19:31:37.865642670</dc:date>
    <meta:editing-duration>PT2H50M51S</meta:editing-duration>
    <meta:editing-cycles>34</meta:editing-cycles>
    <meta:generator>LibreOffice/5.4.1.2$Linux_X86_64 LibreOffice_project/ea7cb86e6eeb2bf3a5af73a8f7777ac570321527</meta:generator>
    <meta:document-statistic meta:table-count="2" meta:image-count="3" meta:object-count="0" meta:page-count="5" meta:paragraph-count="52" meta:word-count="177" meta:character-count="1075" meta:non-whitespace-character-count="944"/>
  </office:meta>
</office:document-meta>
</file>